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margin-left="0.5in" fo:margin-right="0in" fo:text-indent="0.5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top="0.1665in" fo:margin-bottom="0in" loext:contextual-spacing="false" fo:line-height="100%" fo:text-align="justify" style:justify-single-word="false"/>
    </style:style>
    <style:style style:name="P6" style:family="paragraph" style:parent-style-name="Standard" style:master-page-name="Standard">
      <style:paragraph-properties style:page-number="1"/>
    </style:style>
    <style:style style:name="T1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2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LUNAS: <text:tab/>ALINY ALVES DUTRA</text:p>
      <text:p text:style-name="Standard"><text:tab/> <text:s text:c="3"/><text:tab/>ANA CRISTINA THIERSCH DA CRUZ</text:p>
      <text:p text:style-name="P3">STHEFFANY CRUVINEL MARTINS</text:p>
      <text:p text:style-name="P3"/>
      <text:p text:style-name="P4">Lembre-se de sempre que possível verificar atualizações com sudo apt update.</text:p>
      <text:p text:style-name="P4"/>
      <text:p text:style-name="P4">Passo 1) Caso não tenha o PostgreSQL instalado, no virtual há o tutorial do professor:</text:p>
      <text:p text:style-name="P4"/>
      <text:p text:style-name="P4">Siga o tutorial do professor.</text:p>
      <text:p text:style-name="P4"/>
      <text:p text:style-name="P4">Passo 2) Abra o pgAdmin</text:p>
      <text:p text:style-name="P4"/>
      <text:p text:style-name="P4">Passo 3) Crie as tabelas:</text:p>
      <text:p text:style-name="Standard"><text:tab/> <text:tab/> <text:tab/> <text:tab/></text:p>
      <text:p text:style-name="P1"><text:span text:style-name="T1">BEGIN;</text:span></text:p>
      <text:p text:style-name="P5"><text:span text:style-name="T1"><text:line-break/></text:span></text:p>
      <text:p text:style-name="P5"><text:span text:style-name="T1">CREATE TABLE IF NOT EXISTS public.doador</text:span></text:p>
      <text:p text:style-name="P5"><text:span text:style-name="T1">(</text:span></text:p>
      <text:p text:style-name="P5"><text:span text:style-name="T1">codigo bigserial NOT NULL,</text:span></text:p>
      <text:p text:style-name="P5"><text:span text:style-name="T1">nome text,</text:span></text:p>
      <text:p text:style-name="P5"><text:soft-page-break/><text:span text:style-name="T1">cpf text,</text:span></text:p>
      <text:p text:style-name="P5"><text:span text:style-name="T1">contato text,</text:span></text:p>
      <text:p text:style-name="P5"><text:span text:style-name="T1">tipo_sanguineo text,</text:span></text:p>
      <text:p text:style-name="P5"><text:span text:style-name="T1">rh text,</text:span></text:p>
      <text:p text:style-name="P5"><text:span text:style-name="T1">tipo_rh_corretos boolean,</text:span></text:p>
      <text:p text:style-name="P5"><text:span text:style-name="T1">situacao text,</text:span></text:p>
      <text:p text:style-name="P5"><text:span text:style-name="T1">PRIMARY KEY (codigo)</text:span></text:p>
      <text:p text:style-name="P5"><text:span text:style-name="T1">);</text:span></text:p>
      <text:p text:style-name="P5"><text:span text:style-name="T1"><text:line-break/></text:span></text:p>
      <text:p text:style-name="P5"><text:span text:style-name="T1">CREATE TABLE IF NOT EXISTS public.doacao</text:span></text:p>
      <text:p text:style-name="P5"><text:span text:style-name="T1">(</text:span></text:p>
      <text:p text:style-name="P5"><text:span text:style-name="T1">codigo bigserial NOT NULL,</text:span></text:p>
      <text:p text:style-name="P5"><text:span text:style-name="T1">data date,</text:span></text:p>
      <text:p text:style-name="P5"><text:span text:style-name="T1">hora time without time zone,</text:span></text:p>
      <text:p text:style-name="P5"><text:span text:style-name="T1">volume numeric(10, 3),</text:span></text:p>
      <text:p text:style-name="P5"><text:span text:style-name="T1">situacao text,</text:span></text:p>
      <text:p text:style-name="P5"><text:span text:style-name="T1">codigo_doador bigint,</text:span></text:p>
      <text:p text:style-name="P5"><text:span text:style-name="T1">PRIMARY KEY (codigo)</text:span></text:p>
      <text:p text:style-name="P5"><text:span text:style-name="T1">);</text:span></text:p>
      <text:p text:style-name="P5"><text:span text:style-name="T1"><text:line-break/></text:span></text:p>
      <text:p text:style-name="P5"><text:span text:style-name="T1">ALTER TABLE IF EXISTS public.doacao</text:span></text:p>
      <text:p text:style-name="P5"><text:soft-page-break/><text:span text:style-name="T1">ADD FOREIGN KEY (codigo_doador)</text:span></text:p>
      <text:p text:style-name="P5"><text:span text:style-name="T1">REFERENCES public.doador (codigo) MATCH SIMPLE</text:span></text:p>
      <text:p text:style-name="P5"><text:span text:style-name="T1">ON UPDATE NO ACTION</text:span></text:p>
      <text:p text:style-name="P5"><text:span text:style-name="T1">ON DELETE NO ACTION</text:span></text:p>
      <text:p text:style-name="P5"><text:span text:style-name="T1">NOT VALID;</text:span></text:p>
      <text:p text:style-name="P5"><text:span text:style-name="T1"><text:line-break/></text:span></text:p>
      <text:p text:style-name="P5"><text:span text:style-name="T1">END;</text:span></text:p>
      <text:p text:style-name="P4"/>
      <text:p text:style-name="P4">Passo 4) Cria um arquivo na pasta models dentro do backend com o nome classes.js e cole o seguinte código:</text:p>
      <text:p text:style-name="P4"/>
      <text:p text:style-name="Standard">const { DataTypes } = require('sequelize');</text:p>
      <text:p text:style-name="Standard">const sequelize = require('../config/database');</text:p>
      <text:p text:style-name="Standard"/>
      <text:p text:style-name="Standard">const Doador = sequelize.define('Doador', {</text:p>
      <text:p text:style-name="Standard"><text:tab/>nome: {</text:p>
      <text:p text:style-name="Standard"><text:s text:c="4"/><text:tab/>type: DataTypes.STRING,</text:p>
      <text:p text:style-name="Standard"><text:s text:c="4"/><text:tab/>allowNull: false</text:p>
      <text:p text:style-name="Standard"><text:tab/>},</text:p>
      <text:p text:style-name="Standard"><text:tab/>tipoSanguineo: {</text:p>
      <text:p text:style-name="Standard"><text:s text:c="4"/><text:tab/>type: DataTypes.ENUM('A', 'B', 'AB', 'O'),</text:p>
      <text:p text:style-name="Standard"><text:s text:c="4"/><text:tab/>allowNull: false</text:p>
      <text:p text:style-name="Standard"><text:soft-page-break/><text:tab/>},</text:p>
      <text:p text:style-name="Standard"><text:tab/>rh: {</text:p>
      <text:p text:style-name="Standard"><text:s text:c="4"/><text:tab/>type: DataTypes.ENUM('+', '-'),</text:p>
      <text:p text:style-name="Standard"><text:s text:c="4"/><text:tab/>allowNull: false</text:p>
      <text:p text:style-name="Standard"><text:tab/>},</text:p>
      <text:p text:style-name="Standard"><text:tab/>idade: {</text:p>
      <text:p text:style-name="Standard"><text:s text:c="4"/><text:tab/>type: DataTypes.INTEGER</text:p>
      <text:p text:style-name="Standard"><text:tab/>}</text:p>
      <text:p text:style-name="Standard">});</text:p>
      <text:p text:style-name="Standard"/>
      <text:p text:style-name="Standard">const Doacao = sequelize.define('Doacao', {</text:p>
      <text:p text:style-name="Standard"><text:tab/>data: {</text:p>
      <text:p text:style-name="Standard"><text:s text:c="4"/><text:tab/>type: DataTypes.DATE,</text:p>
      <text:p text:style-name="Standard"><text:s text:c="4"/><text:tab/>allowNull: false</text:p>
      <text:p text:style-name="Standard"><text:tab/>},</text:p>
      <text:p text:style-name="Standard"><text:tab/>quantidade: {</text:p>
      <text:p text:style-name="Standard"><text:s text:c="4"/><text:tab/>type: DataTypes.FLOAT,</text:p>
      <text:p text:style-name="Standard"><text:s text:c="4"/><text:tab/>allowNull: false</text:p>
      <text:p text:style-name="Standard"><text:tab/>}</text:p>
      <text:p text:style-name="Standard">});</text:p>
      <text:p text:style-name="Standard"/>
      <text:p text:style-name="Standard"><text:soft-page-break/>Doador.hasMany(Doacao);</text:p>
      <text:p text:style-name="Standard">Doacao.belongsTo(Doador);</text:p>
      <text:p text:style-name="Standard"/>
      <text:p text:style-name="Standard">module.exports = { Doador, Doacao };</text:p>
      <text:p text:style-name="Standard"/>
      <text:p text:style-name="P4">Passo 5) No arquivo de routes.js, dentro de src, dentro de backend acrescente o seguinte código:</text:p>
      <text:p text:style-name="P4"/>
      <text:p text:style-name="Standard">const express = require('express')</text:p>
      <text:p text:style-name="Standard">const routes = express.Router();</text:p>
      <text:p text:style-name="Standard"><text:span text:style-name="T2">const { Doador, Doacao } = require('../models');</text:span></text:p>
      <text:p text:style-name="Standard"/>
      <text:p text:style-name="Standard">const etapa3 = require('./controllers/etapa3');</text:p>
      <text:p text:style-name="Standard">const etapa4 = require('./controllers/etapa4');</text:p>
      <text:p text:style-name="Standard"/>
      <text:p text:style-name="Standard">//rotas exercício</text:p>
      <text:p text:style-name="Standard">routes.get('/a1', etapa3.a1);</text:p>
      <text:p text:style-name="Standard">routes.get('/a2/:id', etapa3.a2);</text:p>
      <text:p text:style-name="Standard">routes.get('/a3', etapa3.a3);</text:p>
      <text:p text:style-name="Standard">routes.post('/formulario', etapa4.a4);</text:p>
      <text:p text:style-name="Standard"/>
      <text:p text:style-name="Standard"><text:span text:style-name="T2">// Rotas para Doador</text:span></text:p>
      <text:p text:style-name="Standard"><text:soft-page-break/><text:span text:style-name="T2">routes.get('/doadores', async (req, res) =&gt; {</text:span></text:p>
      <text:p text:style-name="Standard"><text:span text:style-name="T2"><text:s text:c="4"/>const doadores = await Doador.findAll();</text:span></text:p>
      <text:p text:style-name="Standard"><text:span text:style-name="T2"><text:s text:c="4"/>res.json(doadores);</text:span></text:p>
      <text:p text:style-name="Standard"><text:span text:style-name="T2">});</text:span></text:p>
      <text:p text:style-name="P2"/>
      <text:p text:style-name="Standard"><text:span text:style-name="T2">routes.post('/doador', async (req, res) =&gt; {</text:span></text:p>
      <text:p text:style-name="Standard"><text:span text:style-name="T2"><text:s text:c="4"/>const { nome, tipoSanguineo, rh, idade } = req.body;</text:span></text:p>
      <text:p text:style-name="Standard"><text:span text:style-name="T2"><text:s text:c="4"/>const doador = await Doador.create({ nome, tipoSanguineo, rh, idade });</text:span></text:p>
      <text:p text:style-name="Standard"><text:span text:style-name="T2"><text:s text:c="4"/>res.json(doador);</text:span></text:p>
      <text:p text:style-name="Standard"><text:span text:style-name="T2">});</text:span></text:p>
      <text:p text:style-name="P2"/>
      <text:p text:style-name="Standard"><text:span text:style-name="T2">// Rotas para Doacao</text:span></text:p>
      <text:p text:style-name="Standard"><text:span text:style-name="T2">routes.get('/doacoes', async (req, res) =&gt; {</text:span></text:p>
      <text:p text:style-name="Standard"><text:span text:style-name="T2"><text:s text:c="4"/>const doacoes = await Doacao.findAll();</text:span></text:p>
      <text:p text:style-name="Standard"><text:span text:style-name="T2"><text:s text:c="4"/>res.json(doacoes);</text:span></text:p>
      <text:p text:style-name="Standard"><text:span text:style-name="T2">});</text:span></text:p>
      <text:p text:style-name="P2"/>
      <text:p text:style-name="Standard"><text:span text:style-name="T2">routes.post('/doacao', async (req, res) =&gt; {</text:span></text:p>
      <text:p text:style-name="Standard"><text:span text:style-name="T2"><text:s text:c="4"/>const { data, quantidade, doadorId } = req.body;</text:span></text:p>
      <text:p text:style-name="Standard"><text:span text:style-name="T2"><text:s text:c="4"/>const doacao = await Doacao.create({ data, quantidade, doadorId });</text:span></text:p>
      <text:p text:style-name="Standard"><text:span text:style-name="T2"><text:s text:c="4"/>res.json(doacao);</text:span></text:p>
      <text:p text:style-name="Standard"><text:soft-page-break/><text:span text:style-name="T2">});</text:span></text:p>
      <text:p text:style-name="Standard"/>
      <text:p text:style-name="Standard">module.exports = routes;</text:p>
      <text:p text:style-name="Standard"/>
      <text:p text:style-name="Standard">Passo 6)</text:p>
      <text:p text:style-name="Standard">Crie um arquivo doador.js de src do frontend com o código</text:p>
      <text:p text:style-name="P4"/>
      <text:p text:style-name="Standard">import React, { useState, useEffect } from 'react';</text:p>
      <text:p text:style-name="Standard">import axios from 'axios';</text:p>
      <text:p text:style-name="Standard"/>
      <text:p text:style-name="Standard">function DoadorList() {</text:p>
      <text:p text:style-name="Standard"><text:tab/>const [doadores, setDoadores] = useState([]);</text:p>
      <text:p text:style-name="Standard"/>
      <text:p text:style-name="Standard"><text:tab/>useEffect(() =&gt; {</text:p>
      <text:p text:style-name="Standard"><text:s text:c="4"/><text:tab/>axios.get('/api/doadores')</text:p>
      <text:p text:style-name="Standard"><text:s text:c="8"/><text:tab/>.then(response =&gt; {</text:p>
      <text:p text:style-name="Standard"><text:s text:c="12"/><text:tab/>setDoadores(response.data);</text:p>
      <text:p text:style-name="Standard"><text:s text:c="8"/><text:tab/>})</text:p>
      <text:p text:style-name="Standard"><text:s text:c="8"/><text:tab/>.catch(error =&gt; {</text:p>
      <text:p text:style-name="Standard"><text:s text:c="12"/><text:tab/>console.error('Erro ao buscar doadores:', error);</text:p>
      <text:p text:style-name="Standard"><text:s text:c="8"/><text:tab/>});</text:p>
      <text:p text:style-name="Standard"><text:soft-page-break/><text:tab/>}, []);</text:p>
      <text:p text:style-name="Standard"/>
      <text:p text:style-name="Standard"><text:tab/>return (</text:p>
      <text:p text:style-name="Standard"><text:s text:c="4"/><text:tab/>&lt;div&gt;</text:p>
      <text:p text:style-name="Standard"><text:s text:c="8"/><text:tab/>&lt;h2&gt;Lista de Doadores&lt;/h2&gt;</text:p>
      <text:p text:style-name="Standard"><text:s text:c="8"/><text:tab/>&lt;ul&gt;</text:p>
      <text:p text:style-name="Standard"><text:s text:c="12"/><text:tab/>{doadores.map(doador =&gt; (</text:p>
      <text:p text:style-name="Standard"><text:s text:c="16"/><text:tab/>&lt;li key={doador.id}&gt;{doador.nome}&lt;/li&gt;</text:p>
      <text:p text:style-name="Standard"><text:s text:c="12"/><text:tab/>))}</text:p>
      <text:p text:style-name="Standard"><text:s text:c="8"/><text:tab/>&lt;/ul&gt;</text:p>
      <text:p text:style-name="Standard"><text:s text:c="4"/><text:tab/>&lt;/div&gt;</text:p>
      <text:p text:style-name="Standard"><text:tab/>);</text:p>
      <text:p text:style-name="Standard">}</text:p>
      <text:p text:style-name="Standard"/>
      <text:p text:style-name="Standard">export default DoadorList;</text:p>
      <text:p text:style-name="Standard"/>
      <text:p text:style-name="P4"/>
      <text:p text:style-name="P4"/>
      <text:p text:style-name="P4">Passo 7) Modifique o arquivo App.js dentro de src do frontend:</text:p>
      <text:p text:style-name="Standard">import React from 'react';</text:p>
      <text:p text:style-name="Standard">import Formulario from './formulario';</text:p>
      <text:p text:style-name="Standard"><text:soft-page-break/>import DoadorList from './doador'</text:p>
      <text:p text:style-name="Standard"/>
      <text:p text:style-name="Standard">function App() {</text:p>
      <text:p text:style-name="Standard"><text:s text:c="2"/>return (</text:p>
      <text:p text:style-name="Standard"><text:tab/>&lt;div className="App"&gt;</text:p>
      <text:p text:style-name="Standard"><text:s text:c="2"/><text:tab/>&lt;header className="App-header"&gt;</text:p>
      <text:p text:style-name="Standard"><text:s text:c="3"/><text:tab/> </text:p>
      <text:p text:style-name="Standard"><text:s text:c="4"/><text:tab/>&lt;h1&gt;Hello World!&lt;/h1&gt;</text:p>
      <text:p text:style-name="Standard"><text:s text:c="4"/><text:tab/>&lt;a href="http://localhost:3333/a1" target="_blank"&gt;Rota 1&lt;/a&gt;&amp;nbsp;&amp;nbsp;</text:p>
      <text:p text:style-name="Standard"><text:s text:c="4"/><text:tab/>&lt;a href="http://localhost:3333/a2/65" target="_blank"&gt; Rota 2&lt;/a&gt;&amp;nbsp;&amp;nbsp;</text:p>
      <text:p text:style-name="Standard"><text:s text:c="4"/><text:tab/>&lt;a href="http://localhost:3333/a3?quantidade=3&amp;valor=10" target="_blank"&gt; Rota 3&lt;/a&gt;&amp;nbsp;&amp;nbsp;</text:p>
      <text:p text:style-name="Standard"><text:s text:c="2"/><text:tab/>&lt;/header&gt;</text:p>
      <text:p text:style-name="Standard"/>
      <text:p text:style-name="Standard"><text:s text:c="2"/><text:tab/>&lt;div&gt;</text:p>
      <text:p text:style-name="Standard"><text:s/><text:tab/>&lt;h1&gt;Teste de Formulário React&lt;/h1&gt;</text:p>
      <text:p text:style-name="Standard"><text:s text:c="2"/><text:tab/>&lt;Formulario /&gt;</text:p>
      <text:p text:style-name="Standard"/>
      <text:p text:style-name="Standard"><text:s text:c="2"/><text:tab/><text:span text:style-name="T2">&lt;div&gt;</text:span></text:p>
      <text:p text:style-name="Standard"><text:span text:style-name="T2"><text:s text:c="6"/><text:tab/>&lt;h1&gt;Sistema de Doação de Sangue&lt;/h1&gt;</text:span></text:p>
      <text:p text:style-name="Standard"><text:span text:style-name="T2"><text:s text:c="6"/><text:tab/>&lt;DoadorList /&gt;</text:span></text:p>
      <text:p text:style-name="Standard"><text:span text:style-name="T2"><text:s text:c="2"/><text:tab/>&lt;/div&gt;</text:span></text:p>
      <text:p text:style-name="Standard"><text:soft-page-break/></text:p>
      <text:p text:style-name="Standard"><text:s text:c="3"/>&lt;/div&gt;</text:p>
      <text:p text:style-name="Standard"><text:tab/>&lt;/div&gt;</text:p>
      <text:p text:style-name="Standard"/>
      <text:p text:style-name="Standard"><text:s text:c="2"/>);</text:p>
      <text:p text:style-name="Standard">}</text:p>
      <text:p text:style-name="Standard"/>
      <text:p text:style-name="Standard">export default App;</text:p>
      <text:p text:style-name="Standard"/>
      <text:p text:style-name="P4">Passo 8) Dentro da pasta config dentro src dentro de backend crie o arquivo db.js:</text:p>
      <text:p text:style-name="P4"/>
      <text:p text:style-name="Standard">const { Pool } = require('pg');</text:p>
      <text:p text:style-name="Standard">require('dotenv').config();</text:p>
      <text:p text:style-name="Standard"/>
      <text:p text:style-name="Standard">const pool = new Pool({</text:p>
      <text:p text:style-name="Standard"><text:tab/>connectionString: process.env.DATABASE_URL</text:p>
      <text:p text:style-name="Standard">});</text:p>
      <text:p text:style-name="Standard"/>
      <text:p text:style-name="Standard">module.exports = pool;</text:p>
      <text:p text:style-name="Standard"/>
      <text:p text:style-name="Standard">Passo 9) Crie um arquivo .env com o seguinte código:</text:p>
      <text:p text:style-name="Standard"><text:soft-page-break/></text:p>
      <text:p text:style-name="Standard">PORT=5431</text:p>
      <text:p text:style-name="Standard">CONNECTION_STRING=postgres://postgres:12345@localhost:5431/postg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1" meta:paragraph-count="171" meta:word-count="559" meta:character-count="4522" meta:non-whitespace-character-count="3782"/>
    <meta:generator>LibreOfficeDev/6.0.5.2$Linux_X86_64 LibreOffice_project/</meta:generator>
  </office:meta>
</office:document-meta>
</file>